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70000735900003B1F2FE6E9D8.svm" manifest:media-type=""/>
  <manifest:file-entry manifest:full-path="Pictures/20000007000024B20000307A312F61D1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표1" style:family="table">
      <style:table-properties style:width="17cm" table:align="margins"/>
    </style:style>
    <style:style style:name="표1.A" style:family="table-column">
      <style:table-column-properties style:column-width="8.5cm" style:rel-column-width="32767*"/>
    </style:style>
    <style:style style:name="표1.B" style:family="table-column">
      <style:table-column-properties style:column-width="8.5cm" style:rel-column-width="32768*"/>
    </style:style>
    <style:style style:name="표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.B1" style:family="table-cell">
      <style:table-cell-properties fo:background-color="#99ccff" fo:padding="0.097cm" fo:border="0.05pt solid #000000">
        <style:background-image/>
      </style:table-cell-properties>
    </style:style>
    <style:style style:name="표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2" style:family="table">
      <style:table-properties style:width="17cm" table:align="margins"/>
    </style:style>
    <style:style style:name="표2.A" style:family="table-column">
      <style:table-column-properties style:column-width="8.5cm" style:rel-column-width="32767*"/>
    </style:style>
    <style:style style:name="표2.B" style:family="table-column">
      <style:table-column-properties style:column-width="8.5cm" style:rel-column-width="32768*"/>
    </style:style>
    <style:style style:name="표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.B1" style:family="table-cell">
      <style:table-cell-properties fo:background-color="#99ccff" fo:padding="0.097cm" fo:border="0.05pt solid #000000">
        <style:background-image/>
      </style:table-cell-properties>
    </style:style>
    <style:style style:name="표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표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표3" style:family="table">
      <style:table-properties style:width="17cm" table:align="margins"/>
    </style:style>
    <style:style style:name="표3.A" style:family="table-column">
      <style:table-column-properties style:column-width="3.15cm" style:rel-column-width="12144*"/>
    </style:style>
    <style:style style:name="표3.B" style:family="table-column">
      <style:table-column-properties style:column-width="13.85cm" style:rel-column-width="53391*"/>
    </style:style>
    <style:style style:name="표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3.B1" style:family="table-cell">
      <style:table-cell-properties fo:background-color="#99ccff" fo:padding="0.097cm" fo:border="0.05pt solid #000000">
        <style:background-image/>
      </style:table-cell-properties>
    </style:style>
    <style:style style:name="표3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3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4" style:family="table">
      <style:table-properties style:width="17cm" table:align="margins"/>
    </style:style>
    <style:style style:name="표4.A" style:family="table-column">
      <style:table-column-properties style:column-width="3.15cm" style:rel-column-width="12144*"/>
    </style:style>
    <style:style style:name="표4.B" style:family="table-column">
      <style:table-column-properties style:column-width="13.85cm" style:rel-column-width="53391*"/>
    </style:style>
    <style:style style:name="표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4.B1" style:family="table-cell">
      <style:table-cell-properties fo:background-color="#99ccff" fo:padding="0.097cm" fo:border="0.05pt solid #000000">
        <style:background-image/>
      </style:table-cell-properties>
    </style:style>
    <style:style style:name="표4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4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5" style:family="table">
      <style:table-properties style:width="17cm" table:align="margins"/>
    </style:style>
    <style:style style:name="표5.A" style:family="table-column">
      <style:table-column-properties style:column-width="3.15cm" style:rel-column-width="12144*"/>
    </style:style>
    <style:style style:name="표5.B" style:family="table-column">
      <style:table-column-properties style:column-width="13.85cm" style:rel-column-width="53391*"/>
    </style:style>
    <style:style style:name="표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5.B1" style:family="table-cell">
      <style:table-cell-properties fo:background-color="#99ccff" fo:padding="0.097cm" fo:border="0.05pt solid #000000">
        <style:background-image/>
      </style:table-cell-properties>
    </style:style>
    <style:style style:name="표5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5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6" style:family="table">
      <style:table-properties style:width="17cm" table:align="margins"/>
    </style:style>
    <style:style style:name="표6.A" style:family="table-column">
      <style:table-column-properties style:column-width="3.15cm" style:rel-column-width="12144*"/>
    </style:style>
    <style:style style:name="표6.B" style:family="table-column">
      <style:table-column-properties style:column-width="13.85cm" style:rel-column-width="53391*"/>
    </style:style>
    <style:style style:name="표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6.B1" style:family="table-cell">
      <style:table-cell-properties fo:background-color="#99ccff" fo:padding="0.097cm" fo:border="0.05pt solid #000000">
        <style:background-image/>
      </style:table-cell-properties>
    </style:style>
    <style:style style:name="표6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6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7" style:family="table">
      <style:table-properties style:width="17cm" table:align="margins"/>
    </style:style>
    <style:style style:name="표7.A" style:family="table-column">
      <style:table-column-properties style:column-width="3.15cm" style:rel-column-width="12144*"/>
    </style:style>
    <style:style style:name="표7.B" style:family="table-column">
      <style:table-column-properties style:column-width="13.85cm" style:rel-column-width="53391*"/>
    </style:style>
    <style:style style:name="표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7.B1" style:family="table-cell">
      <style:table-cell-properties fo:background-color="#99ccff" fo:padding="0.097cm" fo:border="0.05pt solid #000000">
        <style:background-image/>
      </style:table-cell-properties>
    </style:style>
    <style:style style:name="표7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7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8" style:family="table">
      <style:table-properties style:width="17cm" table:align="margins"/>
    </style:style>
    <style:style style:name="표8.A" style:family="table-column">
      <style:table-column-properties style:column-width="3.15cm" style:rel-column-width="12144*"/>
    </style:style>
    <style:style style:name="표8.B" style:family="table-column">
      <style:table-column-properties style:column-width="13.85cm" style:rel-column-width="53391*"/>
    </style:style>
    <style:style style:name="표8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8.B1" style:family="table-cell">
      <style:table-cell-properties fo:background-color="#99ccff" fo:padding="0.097cm" fo:border="0.05pt solid #000000">
        <style:background-image/>
      </style:table-cell-properties>
    </style:style>
    <style:style style:name="표8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8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9" style:family="table">
      <style:table-properties style:width="17cm" table:align="margins"/>
    </style:style>
    <style:style style:name="표9.A" style:family="table-column">
      <style:table-column-properties style:column-width="3.15cm" style:rel-column-width="12144*"/>
    </style:style>
    <style:style style:name="표9.B" style:family="table-column">
      <style:table-column-properties style:column-width="13.85cm" style:rel-column-width="53391*"/>
    </style:style>
    <style:style style:name="표9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9.B1" style:family="table-cell">
      <style:table-cell-properties fo:background-color="#99ccff" fo:padding="0.097cm" fo:border="0.05pt solid #000000">
        <style:background-image/>
      </style:table-cell-properties>
    </style:style>
    <style:style style:name="표9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9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0" style:family="table">
      <style:table-properties style:width="17cm" table:align="margins"/>
    </style:style>
    <style:style style:name="표10.A" style:family="table-column">
      <style:table-column-properties style:column-width="3.15cm" style:rel-column-width="12144*"/>
    </style:style>
    <style:style style:name="표10.B" style:family="table-column">
      <style:table-column-properties style:column-width="13.85cm" style:rel-column-width="53391*"/>
    </style:style>
    <style:style style:name="표10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0.B1" style:family="table-cell">
      <style:table-cell-properties fo:background-color="#99ccff" fo:padding="0.097cm" fo:border="0.05pt solid #000000">
        <style:background-image/>
      </style:table-cell-properties>
    </style:style>
    <style:style style:name="표10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0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1" style:family="table">
      <style:table-properties style:width="17cm" table:align="margins"/>
    </style:style>
    <style:style style:name="표11.A" style:family="table-column">
      <style:table-column-properties style:column-width="3.15cm" style:rel-column-width="12144*"/>
    </style:style>
    <style:style style:name="표11.B" style:family="table-column">
      <style:table-column-properties style:column-width="13.85cm" style:rel-column-width="53391*"/>
    </style:style>
    <style:style style:name="표1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1.B1" style:family="table-cell">
      <style:table-cell-properties fo:background-color="#99ccff" fo:padding="0.097cm" fo:border="0.05pt solid #000000">
        <style:background-image/>
      </style:table-cell-properties>
    </style:style>
    <style:style style:name="표11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1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1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2" style:family="table">
      <style:table-properties style:width="17cm" table:align="margins"/>
    </style:style>
    <style:style style:name="표12.A" style:family="table-column">
      <style:table-column-properties style:column-width="3.15cm" style:rel-column-width="12144*"/>
    </style:style>
    <style:style style:name="표12.B" style:family="table-column">
      <style:table-column-properties style:column-width="13.85cm" style:rel-column-width="53391*"/>
    </style:style>
    <style:style style:name="표12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2.B1" style:family="table-cell">
      <style:table-cell-properties fo:background-color="#99ccff" fo:padding="0.097cm" fo:border="0.05pt solid #000000">
        <style:background-image/>
      </style:table-cell-properties>
    </style:style>
    <style:style style:name="표12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2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2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2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3" style:family="table">
      <style:table-properties style:width="17cm" table:align="margins"/>
    </style:style>
    <style:style style:name="표13.A" style:family="table-column">
      <style:table-column-properties style:column-width="3.15cm" style:rel-column-width="12144*"/>
    </style:style>
    <style:style style:name="표13.B" style:family="table-column">
      <style:table-column-properties style:column-width="13.85cm" style:rel-column-width="53391*"/>
    </style:style>
    <style:style style:name="표13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3.B1" style:family="table-cell">
      <style:table-cell-properties fo:background-color="#99ccff" fo:padding="0.097cm" fo:border="0.05pt solid #000000">
        <style:background-image/>
      </style:table-cell-properties>
    </style:style>
    <style:style style:name="표13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3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3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3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4" style:family="table">
      <style:table-properties style:width="17cm" table:align="margins"/>
    </style:style>
    <style:style style:name="표14.A" style:family="table-column">
      <style:table-column-properties style:column-width="3.15cm" style:rel-column-width="12144*"/>
    </style:style>
    <style:style style:name="표14.B" style:family="table-column">
      <style:table-column-properties style:column-width="13.85cm" style:rel-column-width="53391*"/>
    </style:style>
    <style:style style:name="표14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4.B1" style:family="table-cell">
      <style:table-cell-properties fo:background-color="#99ccff" fo:padding="0.097cm" fo:border="0.05pt solid #000000">
        <style:background-image/>
      </style:table-cell-properties>
    </style:style>
    <style:style style:name="표14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4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4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4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5" style:family="table">
      <style:table-properties style:width="17cm" table:align="margins"/>
    </style:style>
    <style:style style:name="표15.A" style:family="table-column">
      <style:table-column-properties style:column-width="3.15cm" style:rel-column-width="12144*"/>
    </style:style>
    <style:style style:name="표15.B" style:family="table-column">
      <style:table-column-properties style:column-width="13.85cm" style:rel-column-width="53391*"/>
    </style:style>
    <style:style style:name="표15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5.B1" style:family="table-cell">
      <style:table-cell-properties fo:background-color="#99ccff" fo:padding="0.097cm" fo:border="0.05pt solid #000000">
        <style:background-image/>
      </style:table-cell-properties>
    </style:style>
    <style:style style:name="표15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5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5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5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6" style:family="table">
      <style:table-properties style:width="17cm" table:align="margins"/>
    </style:style>
    <style:style style:name="표16.A" style:family="table-column">
      <style:table-column-properties style:column-width="3.15cm" style:rel-column-width="12144*"/>
    </style:style>
    <style:style style:name="표16.B" style:family="table-column">
      <style:table-column-properties style:column-width="13.85cm" style:rel-column-width="53391*"/>
    </style:style>
    <style:style style:name="표16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6.B1" style:family="table-cell">
      <style:table-cell-properties fo:background-color="#99ccff" fo:padding="0.097cm" fo:border="0.05pt solid #000000">
        <style:background-image/>
      </style:table-cell-properties>
    </style:style>
    <style:style style:name="표16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6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6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6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7" style:family="table">
      <style:table-properties style:width="17cm" table:align="margins"/>
    </style:style>
    <style:style style:name="표17.A" style:family="table-column">
      <style:table-column-properties style:column-width="3.15cm" style:rel-column-width="12144*"/>
    </style:style>
    <style:style style:name="표17.B" style:family="table-column">
      <style:table-column-properties style:column-width="13.85cm" style:rel-column-width="53391*"/>
    </style:style>
    <style:style style:name="표17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7.B1" style:family="table-cell">
      <style:table-cell-properties fo:background-color="#99ccff" fo:padding="0.097cm" fo:border="0.05pt solid #000000">
        <style:background-image/>
      </style:table-cell-properties>
    </style:style>
    <style:style style:name="표17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7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7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7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8" style:family="table">
      <style:table-properties style:width="17cm" table:align="margins"/>
    </style:style>
    <style:style style:name="표18.A" style:family="table-column">
      <style:table-column-properties style:column-width="3.15cm" style:rel-column-width="12144*"/>
    </style:style>
    <style:style style:name="표18.B" style:family="table-column">
      <style:table-column-properties style:column-width="13.85cm" style:rel-column-width="53391*"/>
    </style:style>
    <style:style style:name="표18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8.B1" style:family="table-cell">
      <style:table-cell-properties fo:background-color="#99ccff" fo:padding="0.097cm" fo:border="0.05pt solid #000000">
        <style:background-image/>
      </style:table-cell-properties>
    </style:style>
    <style:style style:name="표18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8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8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8.B3" style:family="table-cell">
      <style:table-cell-properties fo:padding="0.097cm" fo:border-left="0.05pt solid #000000" fo:border-right="0.05pt solid #000000" fo:border-top="none" fo:border-bottom="0.05pt solid #000000"/>
    </style:style>
    <style:style style:name="표19" style:family="table">
      <style:table-properties style:width="17cm" table:align="margins"/>
    </style:style>
    <style:style style:name="표19.A" style:family="table-column">
      <style:table-column-properties style:column-width="3.15cm" style:rel-column-width="12144*"/>
    </style:style>
    <style:style style:name="표19.B" style:family="table-column">
      <style:table-column-properties style:column-width="13.85cm" style:rel-column-width="53391*"/>
    </style:style>
    <style:style style:name="표19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19.B1" style:family="table-cell">
      <style:table-cell-properties fo:background-color="#99ccff" fo:padding="0.097cm" fo:border="0.05pt solid #000000">
        <style:background-image/>
      </style:table-cell-properties>
    </style:style>
    <style:style style:name="표19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9.B2" style:family="table-cell">
      <style:table-cell-properties fo:padding="0.097cm" fo:border-left="0.05pt solid #000000" fo:border-right="0.05pt solid #000000" fo:border-top="none" fo:border-bottom="0.05pt solid #000000"/>
    </style:style>
    <style:style style:name="표19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19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0" style:family="table">
      <style:table-properties style:width="17cm" table:align="margins"/>
    </style:style>
    <style:style style:name="표20.A" style:family="table-column">
      <style:table-column-properties style:column-width="3.15cm" style:rel-column-width="12144*"/>
    </style:style>
    <style:style style:name="표20.B" style:family="table-column">
      <style:table-column-properties style:column-width="13.85cm" style:rel-column-width="53391*"/>
    </style:style>
    <style:style style:name="표20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0.B1" style:family="table-cell">
      <style:table-cell-properties fo:background-color="#99ccff" fo:padding="0.097cm" fo:border="0.05pt solid #000000">
        <style:background-image/>
      </style:table-cell-properties>
    </style:style>
    <style:style style:name="표20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20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0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20.B3" style:family="table-cell">
      <style:table-cell-properties fo:padding="0.097cm" fo:border-left="0.05pt solid #000000" fo:border-right="0.05pt solid #000000" fo:border-top="none" fo:border-bottom="0.05pt solid #000000"/>
    </style:style>
    <style:style style:name="표21" style:family="table">
      <style:table-properties style:width="17cm" table:align="margins"/>
    </style:style>
    <style:style style:name="표21.A" style:family="table-column">
      <style:table-column-properties style:column-width="3.15cm" style:rel-column-width="12144*"/>
    </style:style>
    <style:style style:name="표21.B" style:family="table-column">
      <style:table-column-properties style:column-width="13.85cm" style:rel-column-width="53391*"/>
    </style:style>
    <style:style style:name="표21.A1" style:family="table-cell">
      <style:table-cell-properties fo:background-color="#99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표21.B1" style:family="table-cell">
      <style:table-cell-properties fo:background-color="#99ccff" fo:padding="0.097cm" fo:border="0.05pt solid #000000">
        <style:background-image/>
      </style:table-cell-properties>
    </style:style>
    <style:style style:name="표21.A2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21.B2" style:family="table-cell">
      <style:table-cell-properties fo:padding="0.097cm" fo:border-left="0.05pt solid #000000" fo:border-right="0.05pt solid #000000" fo:border-top="none" fo:border-bottom="0.05pt solid #000000"/>
    </style:style>
    <style:style style:name="표21.A3" style:family="table-cell">
      <style:table-cell-properties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표21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size="13pt" style:font-size-asian="13pt" style:font-size-complex="13pt"/>
    </style:style>
    <style:style style:name="P2" style:family="paragraph" style:parent-style-name="Text_20_body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3" style:family="paragraph" style:parent-style-name="Text_20_body">
      <style:paragraph-properties fo:margin-left="0cm" fo:margin-right="0cm" fo:line-height="100%" fo:text-indent="0cm" style:auto-text-indent="false"/>
      <style:text-properties style:font-name="바탕" fo:font-size="13pt" style:font-name-asian="바탕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6" style:family="paragraph" style:parent-style-name="Standard">
      <style:paragraph-properties fo:text-align="justify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3pt" fo:font-weight="bold" style:font-size-asian="13pt" style:language-asian="ko" style:country-asian="KR" style:font-weight-asian="bold" style:font-size-complex="13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3pt" fo:language="en" fo:country="US" style:font-size-asian="13pt" style:language-asian="ko" style:country-asian="KR" style:font-size-complex="13pt"/>
    </style:style>
    <style:style style:name="P9" style:family="paragraph" style:parent-style-name="Standard">
      <style:paragraph-properties fo:text-align="justify" style:justify-single-word="false"/>
      <style:text-properties fo:font-size="13pt" fo:language="en" fo:country="US" fo:font-weight="bold" style:font-size-asian="13pt" style:language-asian="ko" style:country-asian="KR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language-asian="ko" style:country-asian="KR"/>
    </style:style>
    <style:style style:name="P11" style:family="paragraph" style:parent-style-name="Standard">
      <style:paragraph-properties fo:text-align="center" style:justify-single-word="false"/>
      <style:text-properties fo:font-size="28pt" style:font-size-asian="28pt" style:language-asian="ko" style:country-asian="KR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22pt" style:font-size-asian="22pt" style:language-asian="ko" style:country-asian="KR" style:font-size-complex="22pt"/>
    </style:style>
    <style:style style:name="P13" style:family="paragraph" style:parent-style-name="Standard">
      <style:paragraph-properties fo:text-align="center" style:justify-single-word="false"/>
      <style:text-properties fo:font-size="20pt" style:font-size-asian="20pt" style:language-asian="ko" style:country-asian="KR" style:font-size-complex="20pt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바탕" fo:font-size="13pt" fo:language="en" fo:country="US" style:font-name-asian="바탕" style:font-size-asian="13pt" style:language-asian="ko" style:country-asian="KR" style:font-size-complex="13pt"/>
    </style:style>
    <style:style style:name="P15" style:family="paragraph" style:parent-style-name="Table_20_Contents">
      <style:paragraph-properties fo:text-align="justify" style:justify-single-word="false"/>
      <style:text-properties fo:font-size="13pt" style:font-size-asian="13pt" style:font-size-complex="13pt"/>
    </style:style>
    <style:style style:name="P16" style:family="paragraph" style:parent-style-name="Table_20_Contents">
      <style:paragraph-properties fo:text-align="center" style:justify-single-word="false"/>
      <style:text-properties fo:font-size="13pt" style:font-size-asian="13pt" style:language-asian="ko" style:country-asian="KR" style:font-size-complex="13pt"/>
    </style:style>
    <style:style style:name="P17" style:family="paragraph" style:parent-style-name="Table_20_Contents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fo:font-weight="bold" style:font-size-asian="13pt" style:language-asian="ko" style:country-asian="KR" style:font-weight-asian="bold" style:font-size-complex="13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3pt" style:font-size-asian="13pt" style:language-asian="ko" style:country-asian="KR" style:font-size-complex="13pt"/>
    </style:style>
    <style:style style:name="P20" style:family="paragraph" style:parent-style-name="Standard">
      <style:paragraph-properties fo:text-align="justify" style:justify-single-word="false"/>
      <style:text-properties fo:font-size="13pt" style:font-size-asian="13pt" style:font-size-complex="13pt"/>
    </style:style>
    <style:style style:name="P21" style:family="paragraph" style:parent-style-name="Standard">
      <style:paragraph-properties fo:text-align="justify" style:justify-single-word="false"/>
      <style:text-properties fo:font-size="13pt" fo:language="en" fo:country="US" style:font-size-asian="13pt" style:language-asian="ko" style:country-asian="KR" style:font-size-complex="13pt"/>
    </style:style>
    <style:style style:name="P22" style:family="paragraph" style:parent-style-name="Standard">
      <style:paragraph-properties fo:line-height="100%"/>
    </style:style>
    <style:style style:name="P23" style:family="paragraph" style:parent-style-name="Text_20_body">
      <style:paragraph-properties fo:line-height="100%"/>
      <style:text-properties fo:language="en" fo:country="US" fo:font-weight="bold" style:language-asian="ko" style:country-asian="KR" style:font-weight-asian="bold" style:font-weight-complex="bold"/>
    </style:style>
    <style:style style:name="P24" style:family="paragraph" style:parent-style-name="Text_20_body">
      <style:paragraph-properties fo:line-height="100%"/>
      <style:text-properties style:language-asian="ko" style:country-asian="KR"/>
    </style:style>
    <style:style style:name="P25" style:family="paragraph" style:parent-style-name="Table_20_Contents">
      <style:paragraph-properties fo:line-height="100%" fo:text-align="center" style:justify-single-word="false"/>
    </style:style>
    <style:style style:name="P26" style:family="paragraph" style:parent-style-name="Table_20_Contents">
      <style:paragraph-properties fo:line-height="100%" fo:text-align="center" style:justify-single-word="false"/>
      <style:text-properties style:language-asian="ko" style:country-asian="KR"/>
    </style:style>
    <style:style style:name="P27" style:family="paragraph" style:parent-style-name="Table_20_Contents">
      <style:paragraph-properties fo:line-height="100%" fo:text-align="justify" style:justify-single-word="false"/>
      <style:text-properties style:language-asian="ko" style:country-asian="KR"/>
    </style:style>
    <style:style style:name="P28" style:family="paragraph" style:parent-style-name="Table_20_Contents">
      <style:paragraph-properties fo:text-align="center" style:justify-single-word="false"/>
      <style:text-properties style:language-asian="ko" style:country-asian="KR"/>
    </style:style>
    <style:style style:name="P29" style:family="paragraph" style:parent-style-name="Table_20_Contents">
      <style:paragraph-properties fo:text-align="justify" style:justify-single-word="false"/>
      <style:text-properties style:language-asian="ko" style:country-asian="KR"/>
    </style:style>
    <style:style style:name="P30" style:family="paragraph" style:parent-style-name="Table_20_Contents">
      <style:paragraph-properties fo:text-align="center" style:justify-single-word="false"/>
    </style:style>
    <style:style style:name="T1" style:family="text">
      <style:text-properties style:language-asian="ko" style:country-asian="KR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ko" style:country-asian="KR"/>
    </style:style>
    <style:style style:name="T4" style:family="text">
      <style:text-properties fo:language="en" fo:country="US" fo:font-weight="normal" style:language-asian="ko" style:country-asian="KR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Term Project</text:p>
      <text:p text:style-name="P12">- 회 의 록 -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0892009 김태훈</text:p>
      <text:p text:style-name="P13">0892043 한동희</text:p>
      <text:p text:style-name="P13"/>
      <text:p text:style-name="P13"/>
      <text:p text:style-name="P7"><text:soft-page-break/>1. 참석자</text:p>
      <text:p text:style-name="P5"/>
      <text:p text:style-name="P5"><text:tab/>0892009 김태훈</text:p>
      <text:p text:style-name="P5"><text:tab/>0892043 한동희</text:p>
      <text:p text:style-name="P5"/>
      <text:p text:style-name="P5"/>
      <text:p text:style-name="P5"/>
      <text:p text:style-name="P7">2. 회의일시</text:p>
      <text:p text:style-name="P5"/>
      <text:p text:style-name="P5"><text:tab/>1차 : 2012년 11월 19일 16시 00분 ~ 17시 30분 (90분간)</text:p>
      <text:p text:style-name="P5"><text:tab/>2차 : 2012년 11월 21일 16시 30분 ~ 18시 00분 (90분간)</text:p>
      <text:p text:style-name="P5"/>
      <text:p text:style-name="P5"/>
      <text:p text:style-name="P5"/>
      <text:p text:style-name="P7">3. 논의사항</text:p>
      <text:p text:style-name="P5"/>
      <text:p text:style-name="P4"><text:span text:style-name="T1"><text:s text:c="3"/></text:span><text:span text:style-name="T1">1차 </text:span></text:p>
      <text:p text:style-name="P5"><text:tab/>(1) 개발 내용</text:p>
      <text:p text:style-name="P5"><text:tab/>(2) 문제점과 그의 극복방안</text:p>
      <text:p text:style-name="P5"><text:tab/>(3) 제약사항</text:p>
      <text:p text:style-name="P5"/>
      <text:p text:style-name="P4"><text:span text:style-name="T1"><text:s text:c="3"/></text:span><text:span text:style-name="T1">2차</text:span></text:p>
      <text:p text:style-name="P5"><text:tab/>(1) Software / Hardware 구조도</text:p>
      <text:p text:style-name="P4"><text:span text:style-name="T1"><text:tab/></text:span><text:span text:style-name="T1">(2) Test Plan</text:span></text:p>
      <text:p text:style-name="P5"/>
      <text:p text:style-name="P5"/>
      <text:p text:style-name="P5"/>
      <text:p text:style-name="P5"/>
      <text:p text:style-name="P7">4. 채택사항</text:p>
      <text:p text:style-name="P5"/>
      <text:p text:style-name="P4"><text:span text:style-name="T1"><text:s text:c="3"/></text:span><text:span text:style-name="T1">1차</text:span></text:p>
      <text:p text:style-name="P5"><text:tab/>(1) 개발 내용</text:p>
      <text:p text:style-name="P4"><text:span text:style-name="T1"><text:tab/><text:tab/></text:span><text:span text:style-name="T3">coin</text:span><text:span text:style-name="T1">을 이용한 캔디팡 게임을 구현한다</text:span><text:span text:style-name="T3">.</text:span></text:p>
      <text:p text:style-name="P8"/>
      <text:p text:style-name="P8"/>
      <text:p text:style-name="P8"><text:soft-page-break/><text:tab/>(2) 문제점과 그의 극복방안</text:p>
      <text:p text:style-name="P8"/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16">문제점</text:p>
          </table:table-cell>
          <table:table-cell table:style-name="표1.B1" office:value-type="string">
            <text:p text:style-name="P16">극복방안</text:p>
          </table:table-cell>
        </table:table-row>
        <table:table-row>
          <table:table-cell table:style-name="표1.A2" office:value-type="string">
            <text:p text:style-name="P1"><text:s/>닌텐도 <text:span text:style-name="T2">DS</text:span>에 관련된 <text:span text:style-name="T2">API </text:span>정보들이 부족</text:p>
          </table:table-cell>
          <table:table-cell table:style-name="표1.B2" office:value-type="string">
            <text:p text:style-name="P1"><text:s/>여러 사이트를 참고하고<text:span text:style-name="T2">, </text:span>필요한 메서드는 직접 헤더 형태로 구현하여 추가<text:span text:style-name="T1">함</text:span></text:p>
          </table:table-cell>
        </table:table-row>
        <table:table-row>
          <table:table-cell table:style-name="표1.A2" office:value-type="string">
            <text:p text:style-name="P1"><text:s/>화려한 그래픽을 구현하는데 어려움</text:p>
          </table:table-cell>
          <table:table-cell table:style-name="표1.B2" office:value-type="string">
            <text:p text:style-name="P15"><text:s/>직접 그림을 그리거나 검색하여 구<text:span text:style-name="T1">함</text:span></text:p>
          </table:table-cell>
        </table:table-row>
        <table:table-row>
          <table:table-cell table:style-name="표1.A2" office:value-type="string">
            <text:p text:style-name="P15"><text:s/>디버그가 불가능</text:p>
          </table:table-cell>
          <table:table-cell table:style-name="표1.B2" office:value-type="string">
            <text:p text:style-name="P15"><text:s/>에뮬레이터에서 제공하는 디버거를 사용하거나 직접 모니터링하여 해결</text:p>
          </table:table-cell>
        </table:table-row>
        <table:table-row>
          <table:table-cell table:style-name="표1.A2" office:value-type="string">
            <text:p text:style-name="P15"><text:s/>터치패드 입력 및 화면 출력에 대한 정보가 부족</text:p>
          </table:table-cell>
          <table:table-cell table:style-name="표1.B2" office:value-type="string">
            <text:p text:style-name="P15"><text:s/><text:span text:style-name="T2">NDS</text:span>에 대한 사이트나 전문 서적들을 참고하여 해결</text:p>
          </table:table-cell>
        </table:table-row>
      </table:table>
      <text:p text:style-name="P8"/>
      <text:p text:style-name="P8"/>
      <text:p text:style-name="P4"><text:span text:style-name="T3"><text:tab/></text:span><text:span text:style-name="T3">(3) 제약사항</text:span></text:p>
      <text:p text:style-name="P8"/>
      <text:p text:style-name="P14"><text:tab/> <text:s text:c="2"/>● 게임의 제한시간은 1분으로 설정한다.</text:p>
      <text:p text:style-name="P3"><text:tab/> <text:s text:c="2"/>● <text:span text:style-name="T2">1</text:span>분이 지나면 획득한 점수를 표시한다<text:span text:style-name="T2">.</text:span></text:p>
      <text:p text:style-name="P3"><text:span text:style-name="T2"><text:tab/> <text:s text:c="2"/></text:span>● 같은 색의 동전이 <text:span text:style-name="T2">3</text:span>개 이상 붙어있을 때 터치하면 동전이 터지게 된다<text:span text:style-name="T2">.</text:span></text:p>
      <text:p text:style-name="P3"><text:tab/> <text:s text:c="2"/>● 한번 동전을 터뜨리고 일정한 시간 내에 다시 터뜨리면 콤보를 부여한다<text:span text:style-name="T2">.</text:span></text:p>
      <text:p text:style-name="P3"><text:tab/> <text:s text:c="2"/>● 콤보 수에 따라 획득 점수에 가중치를 부여한다<text:span text:style-name="T2">.</text:span></text:p>
      <text:p text:style-name="P3"><text:span text:style-name="T2"><text:tab/> <text:s text:c="2"/></text:span>● 같은 색의 동전이 <text:span text:style-name="T2">3</text:span>개 미만인 곳을 터치하면 콤보를 초기화한다<text:span text:style-name="T2">.</text:span></text:p>
      <text:p text:style-name="P3"><text:tab/> <text:s text:c="2"/>● 필드의 크기는 <text:span text:style-name="T2">7×7</text:span>로 설정한다<text:span text:style-name="T2">.</text:span></text:p>
      <text:p text:style-name="P14"><text:tab/> <text:s text:c="2"/>● 동전은 4가지 종류로 설정한다. (빨강 노랑 초록 파랑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soft-page-break/><text:span text:style-name="T1"><text:s text:c="3"/>2차</text:span></text:p>
      <text:p text:style-name="P5"><text:tab/>(1) 하드웨어 구조도</text:p>
      <text:p text:style-name="P5"><draw:frame draw:style-name="fr1" draw:name="그림2" text:anchor-type="paragraph" svg:x="3.829cm" svg:y="0.335cm" svg:width="9.394cm" svg:height="12.411cm" draw:z-index="0"><draw:image xlink:href="Pictures/20000007000024B20000307A312F61D1.svm" xlink:type="simple" xlink:show="embed" xlink:actuate="onLoad"/></draw:frame></text:p>
      <text:p text:style-name="P4"><text:span text:style-name="T3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(2) 소프트웨어 구조도</text:p>
      <text:p text:style-name="P8"><draw:frame draw:style-name="fr2" draw:name="그림3" text:anchor-type="paragraph" svg:width="17cm" svg:height="8.712cm" draw:z-index="1"><draw:image xlink:href="Pictures/200000070000735900003B1F2FE6E9D8.svm" xlink:type="simple" xlink:show="embed" xlink:actuate="onLoad"/></draw:frame></text:p>
      <text:p text:style-name="P8"><text:soft-page-break/><text:span text:style-name="T5"><text:tab/></text:span><text:span text:style-name="T6">(3) 테스트 계획</text:span></text:p>
      <text:p text:style-name="P23"/>
      <table:table table:name="표3" table:style-name="표3">
        <table:table-column table:style-name="표3.A"/>
        <table:table-column table:style-name="표3.B"/>
        <table:table-row>
          <table:table-cell table:style-name="표3.A1" office:value-type="string">
            <text:p text:style-name="P25">No.1</text:p>
          </table:table-cell>
          <table:table-cell table:style-name="표3.B1" office:value-type="string">
            <text:p text:style-name="P26">프로그램 시작 시</text:p>
          </table:table-cell>
        </table:table-row>
        <table:table-row>
          <table:table-cell table:style-name="표3.A2" office:value-type="string">
            <text:p text:style-name="P26">예상 결과</text:p>
          </table:table-cell>
          <table:table-cell table:style-name="표3.B3" office:value-type="string">
            <text:p text:style-name="P27"><text:s/>상단 화면에서는 게임 이미지가 나오고 Game Start, Exit, Ranking 메뉴가 뜬다.</text:p>
          </table:table-cell>
        </table:table-row>
        <table:table-row>
          <table:table-cell table:style-name="표3.A3" office:value-type="string">
            <text:p text:style-name="P26">평가</text:p>
          </table:table-cell>
          <table:table-cell table:style-name="표3.B3" office:value-type="string">
            <text:p text:style-name="P25"/>
          </table:table-cell>
        </table:table-row>
      </table:table>
      <text:p text:style-name="P24"/>
      <text:p text:style-name="P24"/>
      <table:table table:name="표4" table:style-name="표4">
        <table:table-column table:style-name="표4.A"/>
        <table:table-column table:style-name="표4.B"/>
        <table:table-row>
          <table:table-cell table:style-name="표4.A1" office:value-type="string">
            <text:p text:style-name="P25">No.2</text:p>
          </table:table-cell>
          <table:table-cell table:style-name="표4.B1" office:value-type="string">
            <text:p text:style-name="P26">Exit 버튼 터치 시</text:p>
          </table:table-cell>
        </table:table-row>
        <table:table-row>
          <table:table-cell table:style-name="표4.A2" office:value-type="string">
            <text:p text:style-name="P26">예상 결과</text:p>
          </table:table-cell>
          <table:table-cell table:style-name="표4.B3" office:value-type="string">
            <text:p text:style-name="P27"><text:s/>‘정말 종료하시겠습니까?’ 메시지 출력하고, Yes와 No 버튼을 출력한다.</text:p>
          </table:table-cell>
        </table:table-row>
        <table:table-row>
          <table:table-cell table:style-name="표4.A3" office:value-type="string">
            <text:p text:style-name="P26">평가</text:p>
          </table:table-cell>
          <table:table-cell table:style-name="표4.B3" office:value-type="string">
            <text:p text:style-name="P25"/>
          </table:table-cell>
        </table:table-row>
      </table:table>
      <text:p text:style-name="P22"/>
      <text:p text:style-name="P22"/>
      <table:table table:name="표5" table:style-name="표5">
        <table:table-column table:style-name="표5.A"/>
        <table:table-column table:style-name="표5.B"/>
        <table:table-row>
          <table:table-cell table:style-name="표5.A1" office:value-type="string">
            <text:p text:style-name="P25">No.3</text:p>
          </table:table-cell>
          <table:table-cell table:style-name="표5.B1" office:value-type="string">
            <text:p text:style-name="P26">종료 메시지 창 터치 시 (Yes)</text:p>
          </table:table-cell>
        </table:table-row>
        <table:table-row>
          <table:table-cell table:style-name="표5.A2" office:value-type="string">
            <text:p text:style-name="P26">예상 결과</text:p>
          </table:table-cell>
          <table:table-cell table:style-name="표5.B3" office:value-type="string">
            <text:p text:style-name="P27"><text:s/>프로그램이 종료된다.</text:p>
          </table:table-cell>
        </table:table-row>
        <table:table-row>
          <table:table-cell table:style-name="표5.A3" office:value-type="string">
            <text:p text:style-name="P26">평가</text:p>
          </table:table-cell>
          <table:table-cell table:style-name="표5.B3" office:value-type="string">
            <text:p text:style-name="P25"/>
          </table:table-cell>
        </table:table-row>
      </table:table>
      <text:p text:style-name="P22"/>
      <text:p text:style-name="P22"/>
      <table:table table:name="표6" table:style-name="표6">
        <table:table-column table:style-name="표6.A"/>
        <table:table-column table:style-name="표6.B"/>
        <table:table-row>
          <table:table-cell table:style-name="표6.A1" office:value-type="string">
            <text:p text:style-name="P25">No.4</text:p>
          </table:table-cell>
          <table:table-cell table:style-name="표6.B1" office:value-type="string">
            <text:p text:style-name="P26">종료 메시지 창 터치 시 (No)</text:p>
          </table:table-cell>
        </table:table-row>
        <table:table-row>
          <table:table-cell table:style-name="표6.A2" office:value-type="string">
            <text:p text:style-name="P26">예상 결과</text:p>
          </table:table-cell>
          <table:table-cell table:style-name="표6.B3" office:value-type="string">
            <text:p text:style-name="P27"><text:s/>초기 화면으로 되돌아간다.</text:p>
          </table:table-cell>
        </table:table-row>
        <table:table-row>
          <table:table-cell table:style-name="표6.A3" office:value-type="string">
            <text:p text:style-name="P26">평가</text:p>
          </table:table-cell>
          <table:table-cell table:style-name="표6.B3" office:value-type="string">
            <text:p text:style-name="P25"/>
          </table:table-cell>
        </table:table-row>
      </table:table>
      <text:p text:style-name="P22"/>
      <text:p text:style-name="P22"/>
      <table:table table:name="표7" table:style-name="표7">
        <table:table-column table:style-name="표7.A"/>
        <table:table-column table:style-name="표7.B"/>
        <table:table-row>
          <table:table-cell table:style-name="표7.A1" office:value-type="string">
            <text:p text:style-name="P25">No.5</text:p>
          </table:table-cell>
          <table:table-cell table:style-name="표7.B1" office:value-type="string">
            <text:p text:style-name="P26">종료 메시지 창에서 Yes와 No 이외의 영역 터치 시</text:p>
          </table:table-cell>
        </table:table-row>
        <table:table-row>
          <table:table-cell table:style-name="표7.A2" office:value-type="string">
            <text:p text:style-name="P26">예상 결과</text:p>
          </table:table-cell>
          <table:table-cell table:style-name="표7.B3" office:value-type="string">
            <text:p text:style-name="P27"><text:s/>프로그램 상의 아무런 변화가 없다.</text:p>
          </table:table-cell>
        </table:table-row>
        <table:table-row>
          <table:table-cell table:style-name="표7.A3" office:value-type="string">
            <text:p text:style-name="P26">평가</text:p>
          </table:table-cell>
          <table:table-cell table:style-name="표7.B3" office:value-type="string">
            <text:p text:style-name="P25"/>
          </table:table-cell>
        </table:table-row>
      </table:table>
      <text:p text:style-name="P22"/>
      <text:p text:style-name="P22"/>
      <table:table table:name="표8" table:style-name="표8">
        <table:table-column table:style-name="표8.A"/>
        <table:table-column table:style-name="표8.B"/>
        <table:table-row>
          <table:table-cell table:style-name="표8.A1" office:value-type="string">
            <text:p text:style-name="P30">No.6</text:p>
          </table:table-cell>
          <table:table-cell table:style-name="표8.B1" office:value-type="string">
            <text:p text:style-name="P28"><text:s/>Ranking 버튼 터치 시</text:p>
          </table:table-cell>
        </table:table-row>
        <table:table-row>
          <table:table-cell table:style-name="표8.A2" office:value-type="string">
            <text:p text:style-name="P28">예상 결과</text:p>
          </table:table-cell>
          <table:table-cell table:style-name="표8.B3" office:value-type="string">
            <text:p text:style-name="P29"><text:s/>User Ranking을 보여준다. Ranking은 User의 이름과 점수를 포함하며 순위를 보여준다. 또한, 뒤로 가기 버튼을 제공한다.</text:p>
          </table:table-cell>
        </table:table-row>
        <table:table-row>
          <table:table-cell table:style-name="표8.A3" office:value-type="string">
            <text:p text:style-name="P28">평가</text:p>
          </table:table-cell>
          <table:table-cell table:style-name="표8.B3" office:value-type="string">
            <text:p text:style-name="P30"/>
          </table:table-cell>
        </table:table-row>
      </table:table>
      <text:p text:style-name="Standard"><text:soft-page-break/></text:p>
      <text:p text:style-name="Standard"/>
      <table:table table:name="표9" table:style-name="표9">
        <table:table-column table:style-name="표9.A"/>
        <table:table-column table:style-name="표9.B"/>
        <table:table-row>
          <table:table-cell table:style-name="표9.A1" office:value-type="string">
            <text:p text:style-name="P30">No.7</text:p>
          </table:table-cell>
          <table:table-cell table:style-name="표9.B1" office:value-type="string">
            <text:p text:style-name="P28">Ranking에서 뒤로가기 버튼 터치 시</text:p>
          </table:table-cell>
        </table:table-row>
        <table:table-row>
          <table:table-cell table:style-name="표9.A2" office:value-type="string">
            <text:p text:style-name="P28">예상 결과</text:p>
          </table:table-cell>
          <table:table-cell table:style-name="표9.B3" office:value-type="string">
            <text:p text:style-name="P29"><text:s/>초기 화면으로 되돌아간다.</text:p>
          </table:table-cell>
        </table:table-row>
        <table:table-row>
          <table:table-cell table:style-name="표9.A3" office:value-type="string">
            <text:p text:style-name="P28">평가</text:p>
          </table:table-cell>
          <table:table-cell table:style-name="표9.B3" office:value-type="string">
            <text:p text:style-name="P30"/>
          </table:table-cell>
        </table:table-row>
      </table:table>
      <text:p text:style-name="Standard"/>
      <table:table table:name="표10" table:style-name="표10">
        <table:table-column table:style-name="표10.A"/>
        <table:table-column table:style-name="표10.B"/>
        <table:table-row>
          <table:table-cell table:style-name="표10.A1" office:value-type="string">
            <text:p text:style-name="P30">No.8</text:p>
          </table:table-cell>
          <table:table-cell table:style-name="표10.B1" office:value-type="string">
            <text:p text:style-name="P28">Ranking에서 뒤로 가기 버튼 이외의 영역 터치 시</text:p>
          </table:table-cell>
        </table:table-row>
        <table:table-row>
          <table:table-cell table:style-name="표10.A2" office:value-type="string">
            <text:p text:style-name="P28">예상 결과</text:p>
          </table:table-cell>
          <table:table-cell table:style-name="표10.B3" office:value-type="string">
            <text:p text:style-name="P29"><text:s/>프로그램 상의 아무런 변화가 없다.</text:p>
          </table:table-cell>
        </table:table-row>
        <table:table-row>
          <table:table-cell table:style-name="표10.A3" office:value-type="string">
            <text:p text:style-name="P28">평가</text:p>
          </table:table-cell>
          <table:table-cell table:style-name="표10.B3" office:value-type="string">
            <text:p text:style-name="P30"/>
          </table:table-cell>
        </table:table-row>
      </table:table>
      <text:p text:style-name="Standard"/>
      <text:p text:style-name="Standard"/>
      <table:table table:name="표11" table:style-name="표11">
        <table:table-column table:style-name="표11.A"/>
        <table:table-column table:style-name="표11.B"/>
        <table:table-row>
          <table:table-cell table:style-name="표11.A1" office:value-type="string">
            <text:p text:style-name="P30">No.9</text:p>
          </table:table-cell>
          <table:table-cell table:style-name="표11.B1" office:value-type="string">
            <text:p text:style-name="P28">Game Start 버튼 터치 시</text:p>
          </table:table-cell>
        </table:table-row>
        <table:table-row>
          <table:table-cell table:style-name="표11.A2" office:value-type="string">
            <text:p text:style-name="P28">예상 결과</text:p>
          </table:table-cell>
          <table:table-cell table:style-name="표11.B3" office:value-type="string">
            <text:p text:style-name="P29"><text:s/>상단 화면에 7x7로 이루어진 5종류의 Coin을 보여주고, 제한 시간은 1분으로 설정되며 3초 후부터 시간이 줄어든다.</text:p>
          </table:table-cell>
        </table:table-row>
        <table:table-row>
          <table:table-cell table:style-name="표11.A3" office:value-type="string">
            <text:p text:style-name="P28">평가</text:p>
          </table:table-cell>
          <table:table-cell table:style-name="표11.B3" office:value-type="string">
            <text:p text:style-name="P30"/>
          </table:table-cell>
        </table:table-row>
      </table:table>
      <text:p text:style-name="Standard"/>
      <text:p text:style-name="Standard"/>
      <table:table table:name="표12" table:style-name="표12">
        <table:table-column table:style-name="표12.A"/>
        <table:table-column table:style-name="표12.B"/>
        <table:table-row>
          <table:table-cell table:style-name="표12.A1" office:value-type="string">
            <text:p text:style-name="P30">No.10</text:p>
          </table:table-cell>
          <table:table-cell table:style-name="표12.B1" office:value-type="string">
            <text:p text:style-name="P28">Coin 터치 시 (같은 종류의 Coin이 3개 미만인 곳)</text:p>
          </table:table-cell>
        </table:table-row>
        <table:table-row>
          <table:table-cell table:style-name="표12.A2" office:value-type="string">
            <text:p text:style-name="P28">예상 결과</text:p>
          </table:table-cell>
          <table:table-cell table:style-name="표12.B3" office:value-type="string">
            <text:p text:style-name="P29"><text:s/>아무런 반응이 없다.</text:p>
          </table:table-cell>
        </table:table-row>
        <table:table-row>
          <table:table-cell table:style-name="표12.A3" office:value-type="string">
            <text:p text:style-name="P28">평가</text:p>
          </table:table-cell>
          <table:table-cell table:style-name="표12.B3" office:value-type="string">
            <text:p text:style-name="P30"/>
          </table:table-cell>
        </table:table-row>
      </table:table>
      <text:p text:style-name="Standard"/>
      <text:p text:style-name="Standard"/>
      <table:table table:name="표13" table:style-name="표13">
        <table:table-column table:style-name="표13.A"/>
        <table:table-column table:style-name="표13.B"/>
        <table:table-row>
          <table:table-cell table:style-name="표13.A1" office:value-type="string">
            <text:p text:style-name="P30">No.11</text:p>
          </table:table-cell>
          <table:table-cell table:style-name="표13.B1" office:value-type="string">
            <text:p text:style-name="P28">Coin 터치 시 (같은 종류의 Coin이 3개 이상인 곳)</text:p>
          </table:table-cell>
        </table:table-row>
        <table:table-row>
          <table:table-cell table:style-name="표13.A2" office:value-type="string">
            <text:p text:style-name="P28">예상 결과</text:p>
          </table:table-cell>
          <table:table-cell table:style-name="표13.B3" office:value-type="string">
            <text:p text:style-name="P29"><text:s/>같은 종류로 이어져 있는 Coin이 모두 터지고 터진 Coin의 개수에 따라 점수를 획득하며 위에 있던 Coin이 터진 자리로 내려오고, 내려가 빈 자리에는 새로운 Coin이 랜덤으로 채워진다.</text:p>
          </table:table-cell>
        </table:table-row>
        <table:table-row>
          <table:table-cell table:style-name="표13.A3" office:value-type="string">
            <text:p text:style-name="P28">평가</text:p>
          </table:table-cell>
          <table:table-cell table:style-name="표13.B3" office:value-type="string">
            <text:p text:style-name="P30"/>
          </table:table-cell>
        </table:table-row>
      </table:table>
      <text:p text:style-name="Standard"/>
      <text:p text:style-name="Standard"/>
      <table:table table:name="표14" table:style-name="표14">
        <table:table-column table:style-name="표14.A"/>
        <table:table-column table:style-name="표14.B"/>
        <table:table-row>
          <table:table-cell table:style-name="표14.A1" office:value-type="string">
            <text:p text:style-name="P30">No.12</text:p>
          </table:table-cell>
          <table:table-cell table:style-name="표14.B1" office:value-type="string">
            <text:p text:style-name="P28">Coin을 연속으로 터뜨렸을 경우 (일정 시간이 지난 후)</text:p>
          </table:table-cell>
        </table:table-row>
        <table:table-row>
          <table:table-cell table:style-name="표14.A2" office:value-type="string">
            <text:p text:style-name="P28">예상 결과</text:p>
          </table:table-cell>
          <table:table-cell table:style-name="표14.B3" office:value-type="string">
            <text:p text:style-name="P29"><text:s/>획득 점수의 가중치가 초기화된다.</text:p>
          </table:table-cell>
        </table:table-row>
        <table:table-row>
          <table:table-cell table:style-name="표14.A3" office:value-type="string">
            <text:p text:style-name="P28">평가</text:p>
          </table:table-cell>
          <table:table-cell table:style-name="표14.B3" office:value-type="string">
            <text:p text:style-name="P30"/>
          </table:table-cell>
        </table:table-row>
      </table:table>
      <text:p text:style-name="Standard"><text:soft-page-break/></text:p>
      <text:p text:style-name="Standard"/>
      <table:table table:name="표15" table:style-name="표15">
        <table:table-column table:style-name="표15.A"/>
        <table:table-column table:style-name="표15.B"/>
        <table:table-row>
          <table:table-cell table:style-name="표15.A1" office:value-type="string">
            <text:p text:style-name="P30">No.13</text:p>
          </table:table-cell>
          <table:table-cell table:style-name="표15.B1" office:value-type="string">
            <text:p text:style-name="P28">Coin을 연속으로 터뜨렸을 경우 (일정 시간이 내에)</text:p>
          </table:table-cell>
        </table:table-row>
        <table:table-row>
          <table:table-cell table:style-name="표15.A2" office:value-type="string">
            <text:p text:style-name="P28">예상 결과</text:p>
          </table:table-cell>
          <table:table-cell table:style-name="표15.B3" office:value-type="string">
            <text:p text:style-name="P29"><text:s/>Combo 횟수를 표시해주고 획득 점수에 가중치를 준다.</text:p>
          </table:table-cell>
        </table:table-row>
        <table:table-row>
          <table:table-cell table:style-name="표15.A3" office:value-type="string">
            <text:p text:style-name="P28">평가</text:p>
          </table:table-cell>
          <table:table-cell table:style-name="표15.B3" office:value-type="string">
            <text:p text:style-name="P30"/>
          </table:table-cell>
        </table:table-row>
      </table:table>
      <text:p text:style-name="Standard"/>
      <text:p text:style-name="Standard"/>
      <table:table table:name="표16" table:style-name="표16">
        <table:table-column table:style-name="표16.A"/>
        <table:table-column table:style-name="표16.B"/>
        <table:table-row>
          <table:table-cell table:style-name="표16.A1" office:value-type="string">
            <text:p text:style-name="P30">No.14</text:p>
          </table:table-cell>
          <table:table-cell table:style-name="표16.B1" office:value-type="string">
            <text:p text:style-name="P28">Coin을 연속으로 터뜨렸을 경우 (일정 시간이 내에 3회 이상)</text:p>
          </table:table-cell>
        </table:table-row>
        <table:table-row>
          <table:table-cell table:style-name="표16.A2" office:value-type="string">
            <text:p text:style-name="P28">예상 결과</text:p>
          </table:table-cell>
          <table:table-cell table:style-name="표16.B3" office:value-type="string">
            <text:p text:style-name="P29"><text:s/>Combo 횟수를 표시해주고 획득 점수에 더 많은 가중치를 준다.</text:p>
          </table:table-cell>
        </table:table-row>
        <table:table-row>
          <table:table-cell table:style-name="표16.A3" office:value-type="string">
            <text:p text:style-name="P28">평가</text:p>
          </table:table-cell>
          <table:table-cell table:style-name="표16.B3" office:value-type="string">
            <text:p text:style-name="P30"/>
          </table:table-cell>
        </table:table-row>
      </table:table>
      <text:p text:style-name="Standard"/>
      <text:p text:style-name="Standard"/>
      <text:p text:style-name="Standard"/>
      <table:table table:name="표17" table:style-name="표17">
        <table:table-column table:style-name="표17.A"/>
        <table:table-column table:style-name="표17.B"/>
        <table:table-row>
          <table:table-cell table:style-name="표17.A1" office:value-type="string">
            <text:p text:style-name="P30">No.15</text:p>
          </table:table-cell>
          <table:table-cell table:style-name="표17.B1" office:value-type="string">
            <text:p text:style-name="P28">더 이상 터뜨릴 Coin이 없을 경우</text:p>
          </table:table-cell>
        </table:table-row>
        <table:table-row>
          <table:table-cell table:style-name="표17.A2" office:value-type="string">
            <text:p text:style-name="P28">예상 결과</text:p>
          </table:table-cell>
          <table:table-cell table:style-name="표17.B3" office:value-type="string">
            <text:p text:style-name="P29"><text:s/>필드의 Coin들을 재배치한다.</text:p>
          </table:table-cell>
        </table:table-row>
        <table:table-row>
          <table:table-cell table:style-name="표17.A3" office:value-type="string">
            <text:p text:style-name="P28">평가</text:p>
          </table:table-cell>
          <table:table-cell table:style-name="표17.B3" office:value-type="string">
            <text:p text:style-name="P30"/>
          </table:table-cell>
        </table:table-row>
      </table:table>
      <text:p text:style-name="Standard"/>
      <text:p text:style-name="Standard"/>
      <table:table table:name="표18" table:style-name="표18">
        <table:table-column table:style-name="표18.A"/>
        <table:table-column table:style-name="표18.B"/>
        <table:table-row>
          <table:table-cell table:style-name="표18.A1" office:value-type="string">
            <text:p text:style-name="P30">No.16</text:p>
          </table:table-cell>
          <table:table-cell table:style-name="표18.B1" office:value-type="string">
            <text:p text:style-name="P28">필드 내 Coin 이외의 다른 영역을 터치 시</text:p>
          </table:table-cell>
        </table:table-row>
        <table:table-row>
          <table:table-cell table:style-name="표18.A2" office:value-type="string">
            <text:p text:style-name="P28">예상 결과</text:p>
          </table:table-cell>
          <table:table-cell table:style-name="표18.B3" office:value-type="string">
            <text:p text:style-name="P29"><text:s/>아무런 반응이 없다.</text:p>
          </table:table-cell>
        </table:table-row>
        <table:table-row>
          <table:table-cell table:style-name="표18.A3" office:value-type="string">
            <text:p text:style-name="P28">평가</text:p>
          </table:table-cell>
          <table:table-cell table:style-name="표18.B3" office:value-type="string">
            <text:p text:style-name="P30"/>
          </table:table-cell>
        </table:table-row>
      </table:table>
      <text:p text:style-name="Standard"/>
      <text:p text:style-name="Standard"/>
      <table:table table:name="표19" table:style-name="표19">
        <table:table-column table:style-name="표19.A"/>
        <table:table-column table:style-name="표19.B"/>
        <table:table-row>
          <table:table-cell table:style-name="표19.A1" office:value-type="string">
            <text:p text:style-name="P30">No.17</text:p>
          </table:table-cell>
          <table:table-cell table:style-name="표19.B1" office:value-type="string">
            <text:p text:style-name="P28">60초가 모두 지났을 경우 (최고 점수를 경신하지 않은 경우)</text:p>
          </table:table-cell>
        </table:table-row>
        <table:table-row>
          <table:table-cell table:style-name="표19.A2" office:value-type="string">
            <text:p text:style-name="P28">예상 결과</text:p>
          </table:table-cell>
          <table:table-cell table:style-name="표19.B3" office:value-type="string">
            <text:p text:style-name="P29"><text:s/>최종 점수를 보여주고, 3초 후 초기 화면으로 돌아간다.</text:p>
          </table:table-cell>
        </table:table-row>
        <table:table-row>
          <table:table-cell table:style-name="표19.A3" office:value-type="string">
            <text:p text:style-name="P28">평가</text:p>
          </table:table-cell>
          <table:table-cell table:style-name="표19.B3" office:value-type="string">
            <text:p text:style-name="P29"/>
          </table:table-cell>
        </table:table-row>
      </table:table>
      <text:p text:style-name="Standard"/>
      <text:p text:style-name="Standard"/>
      <table:table table:name="표20" table:style-name="표20">
        <table:table-column table:style-name="표20.A"/>
        <table:table-column table:style-name="표20.B"/>
        <table:table-row>
          <table:table-cell table:style-name="표20.A1" office:value-type="string">
            <text:p text:style-name="P30">No.18</text:p>
          </table:table-cell>
          <table:table-cell table:style-name="표20.B1" office:value-type="string">
            <text:p text:style-name="P28">60초가 모두 지났을 경우 (최고 점수를 경신한 경우)</text:p>
          </table:table-cell>
        </table:table-row>
        <table:table-row>
          <table:table-cell table:style-name="표20.A2" office:value-type="string">
            <text:p text:style-name="P28">예상 결과</text:p>
          </table:table-cell>
          <table:table-cell table:style-name="표20.B3" office:value-type="string">
            <text:p text:style-name="P29"><text:s/>최종 점수를 보여주고, ‘최고 점수 입니다. 랭킹에 이름을 등록해주세요.’ 메시지를 출력한 후 User의 이름을 등록하는 화면을 보여준다.</text:p>
          </table:table-cell>
        </table:table-row>
        <table:table-row>
          <table:table-cell table:style-name="표20.A3" office:value-type="string">
            <text:p text:style-name="P28">평가</text:p>
          </table:table-cell>
          <table:table-cell table:style-name="표20.B3" office:value-type="string">
            <text:p text:style-name="P30"/>
          </table:table-cell>
        </table:table-row>
      </table:table>
      <table:table table:name="표21" table:style-name="표21">
        <table:table-column table:style-name="표21.A"/>
        <table:table-column table:style-name="표21.B"/>
        <text:soft-page-break/>
        <table:table-row>
          <table:table-cell table:style-name="표21.A1" office:value-type="string">
            <text:p text:style-name="P30">No.19</text:p>
          </table:table-cell>
          <table:table-cell table:style-name="표21.B1" office:value-type="string">
            <text:p text:style-name="P28">User의 이름을 등록 했을 시</text:p>
          </table:table-cell>
        </table:table-row>
        <table:table-row>
          <table:table-cell table:style-name="표21.A2" office:value-type="string">
            <text:p text:style-name="P28">예상 결과</text:p>
          </table:table-cell>
          <table:table-cell table:style-name="표21.B3" office:value-type="string">
            <text:p text:style-name="P29"><text:s/>3초 후 초기 화면으로 돌아간다.</text:p>
          </table:table-cell>
        </table:table-row>
        <table:table-row>
          <table:table-cell table:style-name="표21.A3" office:value-type="string">
            <text:p text:style-name="P28">평가</text:p>
          </table:table-cell>
          <table:table-cell table:style-name="표21.B3" office:value-type="string">
            <text:p text:style-name="P30"/>
          </table:table-cell>
        </table:table-row>
      </table:table>
      <text:p text:style-name="P8"><text:span text:style-name="T6"/></text:p>
      <text:p text:style-name="P8"><text:span text:style-name="T5"/></text:p>
      <text:p text:style-name="P8"><text:span text:style-name="T5"/></text:p>
      <text:p text:style-name="P8"><text:span text:style-name="T5">5. 유보사항</text:span></text:p>
      <text:p text:style-name="P9"/>
      <text:p text:style-name="P6"><text:span text:style-name="T3"><text:s text:c="3"/></text:span><text:span text:style-name="T4">1차</text:span></text:p>
      <text:p text:style-name="P9"/>
      <table:table table:name="표2" table:style-name="표2">
        <table:table-column table:style-name="표2.A"/>
        <table:table-column table:style-name="표2.B"/>
        <table:table-row>
          <table:table-cell table:style-name="표2.A1" office:value-type="string">
            <text:p text:style-name="P16">유보내용</text:p>
          </table:table-cell>
          <table:table-cell table:style-name="표2.B1" office:value-type="string">
            <text:p text:style-name="P16">유보사유</text:p>
          </table:table-cell>
        </table:table-row>
        <table:table-row>
          <table:table-cell table:style-name="표2.A2" office:value-type="string">
            <text:p text:style-name="P1"><text:s/><text:span text:style-name="T1">애니팡을 구현한다.</text:span></text:p>
          </table:table-cell>
          <table:table-cell table:style-name="표2.B2" office:value-type="string">
            <text:p text:style-name="P2"><text:s/>각각의 캐릭터의 이미지를 구하기가 힘들고, 터치하여 위치를 바꾸는 알고리즘을 제한된 기간 안에 구현하기는 힘들다고 판단하여 유보</text:p>
          </table:table-cell>
        </table:table-row>
        <table:table-row>
          <table:table-cell table:style-name="표2.A2" office:value-type="string">
            <text:p text:style-name="P1"><text:s/><text:span text:style-name="T1">아이템을 사용할 수 있게 한다.</text:span></text:p>
          </table:table-cell>
          <table:table-cell table:style-name="표2.B2" office:value-type="string">
            <text:p text:style-name="P17"><text:s/>많은 아이템을 사용하게 만드는데 제한된 기간 안에 구현하기는 힘들다고 판단하여 유보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2T00:20:53.99</meta:creation-date>
    <dc:date>2012-11-23T14:26:47</dc:date>
    <meta:editing-duration>PT10M53S</meta:editing-duration>
    <meta:editing-cycles>6</meta:editing-cycles>
    <meta:generator>LibreOffice/3.5$Linux_x86 LibreOffice_project/350m1$Build-2</meta:generator>
    <meta:document-statistic meta:table-count="21" meta:image-count="2" meta:object-count="0" meta:page-count="8" meta:paragraph-count="149" meta:word-count="601" meta:character-count="2416" meta:non-whitespace-character-count="1867"/>
  </office:meta>
</office:document-meta>
</file>